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id="id1" draw:layer="layout" svg:width="4.871cm" svg:height="0.963cm" svg:x="3.54cm" svg:y="1.635cm">
          <draw:text-box>
            <text:p>Geometrico.org</text:p>
          </draw:text-box>
        </draw:frame>
        <draw:rect draw:style-name="gr2" draw:text-style-name="P1" draw:id="id2" draw:layer="layout" svg:width="5.08cm" svg:height="1.905cm" svg:x="3.44cm" svg:y="4.175cm">
          <text:p text:style-name="P1">Cod initial</text:p>
        </draw:rect>
        <draw:rect draw:style-name="gr2" draw:text-style-name="P1" draw:id="id4" draw:layer="layout" svg:width="4.445cm" svg:height="1.905cm" svg:x="4.175cm" svg:y="11.795cm">
          <text:p text:style-name="P1">Cod “alterat”</text:p>
        </draw:rect>
        <draw:connector draw:style-name="gr3" draw:text-style-name="P1" draw:layer="layout" svg:x1="5.975cm" svg:y1="2.598cm" svg:x2="5.98cm" svg:y2="4.175cm" draw:start-shape="id1" draw:start-glue-point="2" draw:end-shape="id2" draw:end-glue-point="0" svg:d="m5975 2598v789h5v788">
          <text:p/>
        </draw:connector>
        <draw:connector draw:style-name="gr3" draw:text-style-name="P1" draw:layer="layout" svg:x1="5.98cm" svg:y1="6.08cm" svg:x2="5.98cm" svg:y2="7.52cm" draw:start-shape="id2" draw:start-glue-point="2" draw:end-shape="id3" draw:end-glue-point="0" svg:d="m5980 6080v1440">
          <text:p/>
        </draw:connector>
        <draw:rect draw:style-name="gr2" draw:text-style-name="P1" draw:id="id5" draw:layer="layout" svg:width="6.35cm" svg:height="2.54cm" svg:x="10.525cm" svg:y="11.46cm">
          <text:p text:style-name="P1">+Contributii publice</text:p>
          <text:p text:style-name="P1">+Contributiile noastre</text:p>
        </draw:rect>
        <draw:connector draw:style-name="gr3" draw:text-style-name="P1" draw:layer="layout" svg:x1="8.62cm" svg:y1="12.747cm" svg:x2="10.525cm" svg:y2="12.73cm" draw:start-shape="id4" draw:start-glue-point="1" draw:end-shape="id5" svg:d="m8620 12747h953v-17h952">
          <text:p/>
        </draw:connector>
        <draw:connector draw:style-name="gr3" draw:text-style-name="P1" draw:layer="layout" svg:x1="16.875cm" svg:y1="12.73cm" svg:x2="6.397cm" svg:y2="11.795cm" draw:start-shape="id5" draw:start-glue-point="1" draw:end-shape="id4" draw:end-glue-point="0" svg:d="m16875 12730h501v-1771h-10979v836">
          <text:p/>
        </draw:connector>
        <draw:rect draw:style-name="gr2" draw:text-style-name="P1" draw:id="id3" draw:layer="layout" svg:width="3.81cm" svg:height="1.905cm" svg:x="4.075cm" svg:y="7.52cm">
          <text:p text:style-name="P1">+Contributii</text:p>
        </draw:rect>
        <draw:connector draw:style-name="gr3" draw:text-style-name="P1" draw:layer="layout" svg:x1="5.98cm" svg:y1="9.425cm" svg:x2="6.397cm" svg:y2="11.795cm" draw:start-shape="id3" draw:start-glue-point="2" draw:end-shape="id4" svg:d="m5980 9425v1185h417v1185">
          <text:p/>
        </draw:connector>
        <draw:rect draw:style-name="gr2" draw:text-style-name="P1" draw:id="id6" draw:layer="layout" svg:width="6.35cm" svg:height="1.905cm" svg:x="4.175cm" svg:y="16.875cm">
          <text:p text:style-name="P1">Release Community</text:p>
        </draw:rect>
        <draw:connector draw:style-name="gr3" draw:text-style-name="P1" draw:layer="layout" svg:x1="6.397cm" svg:y1="13.7cm" svg:x2="7.35cm" svg:y2="16.875cm" draw:start-shape="id4" draw:start-glue-point="2" draw:end-shape="id6" svg:d="m6397 13700v1588h953v1587">
          <text:p/>
        </draw:connector>
        <draw:rect draw:style-name="gr2" draw:text-style-name="P1" draw:id="id8" draw:layer="layout" svg:width="5.08cm" svg:height="1.905cm" svg:x="11.795cm" svg:y="16.875cm">
          <text:p text:style-name="P1">Seturi plus</text:p>
          <text:p text:style-name="P1">Alte imbunatatiri</text:p>
        </draw:rect>
        <draw:rect draw:style-name="gr2" draw:text-style-name="P1" draw:id="id7" draw:layer="layout" svg:width="6.35cm" svg:height="1.905cm" svg:x="7.35cm" svg:y="20.685cm">
          <text:p text:style-name="P1">Release Enterprise</text:p>
        </draw:rect>
        <draw:connector draw:style-name="gr3" draw:text-style-name="P1" draw:layer="layout" svg:x1="7.35cm" svg:y1="18.78cm" svg:x2="10.525cm" svg:y2="20.685cm" draw:start-shape="id6" draw:start-glue-point="2" draw:end-shape="id7" svg:d="m7350 18780v953h3175v952">
          <text:p/>
        </draw:connector>
        <draw:connector draw:style-name="gr3" draw:text-style-name="P1" draw:layer="layout" svg:x1="14.335cm" svg:y1="18.78cm" svg:x2="10.525cm" svg:y2="20.685cm" draw:start-shape="id8" draw:start-glue-point="2" draw:end-shape="id7" draw:end-glue-point="0" svg:d="m14335 18780v953h-3810v952">
          <text:p/>
        </draw:connector>
      </draw:page>
      <draw:page draw:name="page2" draw:style-name="dp1" draw:master-page-name="Default">
        <draw:rect draw:style-name="gr4" draw:text-style-name="P1" draw:layer="layout" svg:width="13.335cm" svg:height="14.605cm" svg:x="2.905cm" svg:y="2.27cm">
          <text:p/>
        </draw:rect>
        <draw:rect draw:style-name="gr4" draw:text-style-name="P1" draw:layer="layout" svg:width="10.16cm" svg:height="8.255cm" svg:x="3.54cm" svg:y="2.905cm">
          <text:p/>
        </draw:rect>
        <draw:rect draw:style-name="gr5" draw:text-style-name="P2" draw:layer="layout" svg:width="5.715cm" svg:height="3.81cm" svg:x="4.175cm" svg:y="3.54cm">
          <text:p text:style-name="P2">Geometrico</text:p>
          <text:p text:style-name="P2">JavaScript library</text:p>
        </draw:rect>
        <draw:frame draw:style-name="gr1" draw:layer="layout" svg:width="3.965cm" svg:height="1.675cm" svg:x="6.08cm" svg:y="8.62cm">
          <draw:text-box>
            <text:p>+PHP Script</text:p>
            <text:p>+mysql</text:p>
          </draw:text-box>
        </draw:frame>
        <draw:frame draw:style-name="gr1" draw:layer="layout" svg:width="6.717cm" svg:height="2.387cm" svg:x="7.985cm" svg:y="12.43cm">
          <draw:text-box>
            <text:p>+additional PHP</text:p>
            <text:p>+additional SQL</text:p>
            <text:p>+additional JavaScript</text:p>
          </draw:text-box>
        </draw:frame>
        <draw:rect draw:style-name="gr2" draw:text-style-name="P1" draw:layer="layout" svg:width="3.81cm" svg:height="1.27cm" svg:x="9.255cm" svg:y="10.525cm">
          <text:p text:style-name="P1">Diagramo C</text:p>
        </draw:rect>
        <draw:rect draw:style-name="gr2" draw:text-style-name="P1" draw:layer="layout" svg:width="4.445cm" svg:height="1.27cm" svg:x="11.16cm" svg:y="16.24cm">
          <text:p text:style-name="P1">Diagramo E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24T10:30:40.84</meta:creation-date>
    <dc:date>2010-11-24T10:49:53.87</dc:date>
    <meta:editing-duration>PT00H19M09S</meta:editing-duration>
    <meta:editing-cycles>8</meta:editing-cycles>
    <meta:generator>OpenOffice.org/3.2$Win32 OpenOffice.org_project/320m18$Build-9502</meta:generator>
    <meta:document-statistic meta:object-count="23"/>
  </office:meta>
</office:document-meta>
</file>